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alibri" svg:font-family="Calibri"/>
    <style:font-face style:name="OpenSymbol" svg:font-family="OpenSymbol"/>
    <style:font-face style:name="Trebuchet MS" svg:font-family="'Trebuchet MS'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3" style:family="paragraph" style:parent-style-name="Standard">
      <style:paragraph-properties fo:line-height="100%" fo:break-before="auto" fo:break-after="auto" style:writing-mode="lr-tb"/>
    </style:style>
    <style:style style:name="P4" style:family="paragraph" style:parent-style-name="Standard">
      <style:paragraph-properties fo:line-height="100%" fo:text-align="justify" style:justify-single-word="false" fo:break-before="auto" fo:break-after="auto" style:writing-mode="lr-tb"/>
    </style:style>
    <style:style style:name="P5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style:font-name="Calibri" fo:font-size="10pt" style:font-name-asian="Calibri" style:font-size-asian="10pt" style:font-name-complex="Calibri" style:font-size-complex="10pt"/>
    </style:style>
    <style:style style:name="P6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Calibri" fo:font-size="10pt" style:font-name-asian="Calibri" style:font-size-asian="10pt" style:font-name-complex="Calibri" style:font-size-complex="10pt"/>
    </style:style>
    <style:style style:name="P7" style:family="paragraph" style:parent-style-name="Standard">
      <style:paragraph-properties fo:line-height="115%" fo:break-before="auto" fo:break-after="auto" style:writing-mode="lr-tb"/>
      <style:text-properties style:font-name="Calibri" fo:font-size="10pt" fo:font-style="italic" style:font-name-asian="Calibri" style:font-size-asian="10pt" style:font-style-asian="italic" style:font-name-complex="Calibri" style:font-size-complex="10pt" style:font-style-complex="italic"/>
    </style:style>
    <style:style style:name="P8" style:family="paragraph" style:parent-style-name="Standard">
      <style:paragraph-properties fo:line-height="100%" fo:break-before="auto" fo:break-after="auto" style:writing-mode="lr-tb"/>
      <style:text-properties style:font-name="Calibri" fo:font-size="10pt" fo:font-style="italic" style:font-name-asian="Calibri" style:font-size-asian="10pt" style:font-style-asian="italic" style:font-name-complex="Calibri" style:font-size-complex="10pt" style:font-style-complex="italic"/>
    </style:style>
    <style:style style:name="P9" style:family="paragraph" style:parent-style-name="Standard">
      <style:paragraph-properties fo:margin-top="0.635cm" fo:margin-bottom="0cm" fo:line-height="100%" fo:break-before="auto" fo:break-after="auto" style:writing-mode="lr-tb"/>
    </style:style>
    <style:style style:name="P10" style:family="paragraph" style:parent-style-name="Standard" style:master-page-name="Standard">
      <style:paragraph-properties fo:margin-left="-0.318cm" fo:margin-right="0cm" fo:margin-top="0.176cm" fo:margin-bottom="0.176cm" fo:line-height="100%" fo:text-align="center" style:justify-single-word="false" fo:text-indent="0cm" style:auto-text-indent="false" style:page-number="auto" fo:break-before="auto" fo:break-after="auto" style:writing-mode="lr-tb"/>
    </style:style>
    <style:style style:name="P11" style:family="paragraph" style:parent-style-name="Standard">
      <style:paragraph-properties fo:line-height="100%" fo:break-before="auto" fo:break-after="auto" style:writing-mode="lr-tb"/>
      <style:text-properties fo:color="#23356c" style:font-name="Calibri" fo:font-size="10pt" fo:font-style="italic" style:font-name-asian="Calibri" style:font-size-asian="10pt" style:font-style-asian="italic" style:font-name-complex="Calibri" style:font-size-complex="10pt" style:font-style-complex="italic"/>
    </style:style>
    <style:style style:name="P12" style:family="paragraph" style:parent-style-name="Standard">
      <style:paragraph-properties fo:line-height="100%" fo:break-before="auto" fo:break-after="auto" style:writing-mode="lr-tb"/>
      <style:text-properties style:font-name="Calibri" fo:font-size="10pt" fo:font-style="italic" style:font-name-asian="Calibri" style:font-size-asian="10pt" style:font-style-asian="italic" style:font-name-complex="Calibri" style:font-size-complex="10pt" style:font-style-complex="italic"/>
    </style:style>
    <style:style style:name="P13" style:family="paragraph" style:parent-style-name="Standard" style:list-style-name="LS1">
      <style:paragraph-properties fo:margin-top="0cm" fo:margin-bottom="0cm" fo:line-height="100%" fo:text-align="justify" style:justify-single-word="false" fo:break-before="auto" fo:break-after="auto" style:writing-mode="lr-tb"/>
    </style:style>
    <style:style style:name="P14" style:family="paragraph" style:parent-style-name="Standard" style:list-style-name="LS2">
      <style:paragraph-properties fo:margin-top="0cm" fo:margin-bottom="0cm" fo:line-height="100%" fo:text-align="justify" style:justify-single-word="false" fo:break-before="auto" fo:break-after="auto" style:writing-mode="lr-tb"/>
    </style:style>
    <style:style style:name="P15" style:family="paragraph" style:parent-style-name="Standard" style:list-style-name="LS3">
      <style:paragraph-properties fo:margin-top="0cm" fo:margin-bottom="0cm" fo:line-height="100%" fo:text-align="justify" style:justify-single-word="false" fo:break-before="auto" fo:break-after="auto" style:writing-mode="lr-tb"/>
    </style:style>
    <style:style style:name="P16" style:family="paragraph" style:parent-style-name="Heading_20_1" style:list-style-name="">
      <style:paragraph-properties fo:line-height="100%" fo:break-before="auto" fo:break-after="auto" style:writing-mode="lr-tb"/>
    </style:style>
    <style:style style:name="P17" style:family="paragraph" style:parent-style-name="Heading_20_1" style:list-style-name="">
      <style:paragraph-properties fo:margin-top="0.494cm" fo:margin-bottom="0cm" fo:line-height="100%" fo:break-before="auto" fo:break-after="auto" style:writing-mode="lr-tb">
        <style:tab-stops>
          <style:tab-stop style:position="6.001cm" style:type="right"/>
        </style:tab-stops>
      </style:paragraph-properties>
    </style:style>
    <style:style style:name="P18" style:family="paragraph" style:parent-style-name="Heading_20_1" style:list-style-name="">
      <style:paragraph-properties fo:margin-top="0.494cm" fo:margin-bottom="0cm" fo:line-height="100%" fo:keep-together="always" fo:break-before="auto" fo:break-after="auto" fo:keep-with-next="always" style:writing-mode="lr-tb">
        <style:tab-stops>
          <style:tab-stop style:position="6.001cm" style:type="right"/>
        </style:tab-stops>
      </style:paragraph-properties>
    </style:style>
    <style:style style:name="T1" style:family="text">
      <style:text-properties style:font-name="Verdana" fo:font-size="14pt" fo:font-weight="bold" style:font-name-asian="Verdana" style:font-size-asian="14pt" style:font-weight-asian="bold" style:font-name-complex="Verdana" style:font-size-complex="14pt" style:font-weight-complex="bold"/>
    </style:style>
    <style:style style:name="T2" style:family="text"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3" style:family="text">
      <style:text-properties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T4" style:family="text">
      <style:text-properties style:font-name="Calibri" fo:font-size="10pt" fo:font-style="italic" fo:font-weight="bold" style:font-name-asian="Calibri" style:font-size-asian="10pt" style:font-style-asian="italic" style:font-weight-asian="bold" style:font-name-complex="Calibri" style:font-size-complex="10pt" style:font-style-complex="italic" style:font-weight-complex="bold"/>
    </style:style>
    <style:style style:name="T5" style:family="text">
      <style:text-properties style:font-name="Calibri" fo:font-size="10pt" fo:font-style="italic" style:font-name-asian="Calibri" style:font-size-asian="10pt" style:font-style-asian="italic" style:font-name-complex="Calibri" style:font-size-complex="10pt" style:font-style-complex="italic"/>
    </style:style>
    <style:style style:name="T6" style:family="text">
      <style:text-properties style:font-name="Calibri" fo:font-size="10pt" style:font-name-asian="Calibri" style:font-size-asian="10pt" style:font-name-complex="Calibri" style:font-size-complex="10pt"/>
    </style:style>
    <style:style style:name="T7" style:family="text">
      <style:text-properties style:font-name="Calibri" fo:font-weight="bold" style:font-name-asian="Calibri" style:font-weight-asian="bold" style:font-name-complex="Calibri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Teilnahmebedingungen</text:span><text:span text:style-name="T1"> </text:span><text:span text:style-name="T1">CoderDojo</text:span><text:span text:style-name="T1"> </text:span><text:span text:style-name="T1">Heidelberg</text:span></text:p>
      <text:h text:style-name="P16" text:outline-level="10"><text:bookmark-start text:name="h.uqrrs87xvfoh"/><text:span text:style-name="T2">Dieses</text:span><text:bookmark-end text:name="h.uqrrs87xvfoh"/><text:span text:style-name="T2"> </text:span><text:span text:style-name="T2">Formular</text:span><text:span text:style-name="T2"> </text:span><text:span text:style-name="T2">muss</text:span><text:span text:style-name="T2"> </text:span><text:span text:style-name="T2">vor</text:span><text:span text:style-name="T2"> </text:span><text:span text:style-name="T2">Teilnahme</text:span><text:span text:style-name="T2"> </text:span><text:span text:style-name="T2">des</text:span><text:span text:style-name="T2"> </text:span><text:span text:style-name="T2">Kindes</text:span><text:span text:style-name="T2"> / </text:span><text:span text:style-name="T2">Jugendlichen</text:span><text:span text:style-name="T2"> </text:span><text:span text:style-name="T2">von</text:span><text:span text:style-name="T2"> </text:span><text:span text:style-name="T2">einem</text:span><text:span text:style-name="T2"> </text:span><text:span text:style-name="T2">Erziehungsberechtigten</text:span><text:span text:style-name="T2"> </text:span><text:span text:style-name="T2">ausgefüllt</text:span><text:span text:style-name="T2"> </text:span><text:span text:style-name="T2">und</text:span><text:span text:style-name="T2"> </text:span><text:span text:style-name="T2">unterschrieben</text:span><text:span text:style-name="T2"> </text:span><text:span text:style-name="T2">werden</text:span><text:span text:style-name="T2">.</text:span></text:h>
      <text:h text:style-name="P17" text:outline-level="10"><text:bookmark-start text:name="h.9jxabfc1h0k6"/><text:span text:style-name="T2">Name</text:span><text:bookmark-end text:name="h.9jxabfc1h0k6"/><text:span text:style-name="T2"> </text:span><text:span text:style-name="T2">des</text:span><text:span text:style-name="T2"> </text:span><text:span text:style-name="T2">Kindes</text:span><text:span text:style-name="T2"> / </text:span><text:span text:style-name="T2">der</text:span><text:span text:style-name="T2"> </text:span><text:span text:style-name="T2">Kinder</text:span><text:span text:style-name="T2">:</text:span></text:h>
      <text:h text:style-name="P18" text:outline-level="10"><text:bookmark-start text:name="h.m9yzvvpyd2zz"/><text:span text:style-name="T2">Name</text:span><text:bookmark-end text:name="h.m9yzvvpyd2zz"/><text:span text:style-name="T2"> </text:span><text:span text:style-name="T2">des</text:span><text:span text:style-name="T2"> </text:span><text:span text:style-name="T2">Erziehungsberechtigten</text:span><text:span text:style-name="T2">:</text:span></text:h>
      <text:h text:style-name="P17" text:outline-level="10"><text:bookmark-start text:name="h.r4n40pvr0ske"/><text:span text:style-name="T2">Telefonnummer</text:span><text:bookmark-end text:name="h.r4n40pvr0ske"/><text:span text:style-name="T2"> </text:span><text:span text:style-name="T2">für</text:span><text:span text:style-name="T2"> </text:span><text:span text:style-name="T2">den</text:span><text:span text:style-name="T2"> </text:span><text:span text:style-name="T2">Notfall</text:span><text:span text:style-name="T2">:</text:span></text:h>
      <text:h text:style-name="P18" text:outline-level="10"><text:bookmark-start text:name="h.3pir2s7t9p8s"/><text:span text:style-name="T2">E</text:span><text:bookmark-end text:name="h.3pir2s7t9p8s"/><text:span text:style-name="T2">-</text:span><text:span text:style-name="T2">Mail</text:span><text:span text:style-name="T2">-</text:span><text:span text:style-name="T2">Adresse</text:span><text:span text:style-name="T2">:</text:span></text:h>
      <text:p text:style-name="P1"/>
      <text:p text:style-name="P3"><text:span text:style-name="T3">Mentoren</text:span><text:span text:style-name="T3"> </text:span><text:span text:style-name="T3">und</text:span><text:span text:style-name="T3"> </text:span><text:span text:style-name="T3">Technologie</text:span><text:span text:style-name="T3">:</text:span><text:span text:style-name="T4"> </text:span><text:span text:style-name="T4">Ich</text:span><text:span text:style-name="T4"> </text:span><text:span text:style-name="T4">habe</text:span><text:span text:style-name="T4"> </text:span><text:span text:style-name="T4">verstanden</text:span><text:span text:style-name="T4"> </text:span><text:span text:style-name="T4">und</text:span><text:span text:style-name="T4"> </text:span><text:span text:style-name="T4">akzeptiere</text:span><text:span text:style-name="T4">, </text:span><text:span text:style-name="T4">dass</text:span></text:p>
      <text:p text:style-name="P11"><text:s/></text:p>
      <text:list xml:id="list428979080" text:style-name="LS1">
        <text:list-item>
          <text:p text:style-name="P13"><text:span text:style-name="T5">alle</text:span><text:span text:style-name="T5"> </text:span><text:span text:style-name="T5">CoderDojo</text:span><text:span text:style-name="T5">-</text:span><text:span text:style-name="T5">Mentoren</text:span><text:span text:style-name="T5"> </text:span><text:span text:style-name="T5">ihre</text:span><text:span text:style-name="T5"> </text:span><text:span text:style-name="T5">Aufgabe</text:span><text:span text:style-name="T5"> </text:span><text:span text:style-name="T5">freiwillig</text:span><text:span text:style-name="T5"> </text:span><text:span text:style-name="T5">und</text:span><text:span text:style-name="T5"> </text:span><text:span text:style-name="T5">nach</text:span><text:span text:style-name="T5"> </text:span><text:span text:style-name="T5">ihren</text:span><text:span text:style-name="T5"> </text:span><text:span text:style-name="T5">Fähigkeiten</text:span><text:span text:style-name="T5"> </text:span><text:span text:style-name="T5">erfüllen</text:span><text:span text:style-name="T5">. </text:span><text:span text:style-name="T5">Die</text:span><text:span text:style-name="T5"> </text:span><text:span text:style-name="T5">Veranstalter</text:span><text:span text:style-name="T5"> </text:span><text:span text:style-name="T5">des</text:span><text:span text:style-name="T5"> </text:span><text:span text:style-name="T5">CoderDojos</text:span><text:span text:style-name="T5"> </text:span><text:span text:style-name="T5">Heidelberg</text:span><text:span text:style-name="T5"> </text:span><text:span text:style-name="T5">haben</text:span><text:span text:style-name="T5"> </text:span><text:span text:style-name="T5">keine</text:span><text:span text:style-name="T5"> </text:span><text:span text:style-name="T5">vertragliche</text:span><text:span text:style-name="T5"> </text:span><text:span text:style-name="T5">Beziehung</text:span><text:span text:style-name="T5"> </text:span><text:span text:style-name="T5">zu</text:span><text:span text:style-name="T5"> </text:span><text:span text:style-name="T5">den</text:span><text:span text:style-name="T5"> </text:span><text:span text:style-name="T5">Mentoren</text:span><text:span text:style-name="T5"> </text:span><text:span text:style-name="T5">und</text:span><text:span text:style-name="T5"> </text:span><text:span text:style-name="T5">tragen</text:span><text:span text:style-name="T5"> </text:span><text:span text:style-name="T5">keine</text:span><text:span text:style-name="T5"> </text:span><text:span text:style-name="T5">Haftung</text:span><text:span text:style-name="T5"> </text:span><text:span text:style-name="T5">für</text:span><text:span text:style-name="T5"> </text:span><text:span text:style-name="T5">deren</text:span><text:span text:style-name="T5"> </text:span><text:span text:style-name="T5">Verhalten</text:span><text:span text:style-name="T5">, </text:span><text:span text:style-name="T5">sondern</text:span><text:span text:style-name="T5"> </text:span><text:span text:style-name="T5">sorgen</text:span><text:span text:style-name="T5"> </text:span><text:span text:style-name="T5">lediglich</text:span><text:span text:style-name="T5"> </text:span><text:span text:style-name="T5">für</text:span><text:span text:style-name="T5"> </text:span><text:span text:style-name="T5">den</text:span><text:span text:style-name="T5"> </text:span><text:span text:style-name="T5">organisatorischen</text:span><text:span text:style-name="T5"> </text:span><text:span text:style-name="T5">Rahmen</text:span><text:span text:style-name="T5">. </text:span><text:span text:style-name="T5">Die</text:span><text:span text:style-name="T5"> </text:span><text:span text:style-name="T5">Zusammenarbeit</text:span><text:span text:style-name="T5"> </text:span><text:span text:style-name="T5">erfolgt</text:span><text:span text:style-name="T5"> </text:span><text:span text:style-name="T5">auf</text:span><text:span text:style-name="T5"> </text:span><text:span text:style-name="T5">Vertrauensbasis</text:span><text:span text:style-name="T5">.</text:span></text:p>
        </text:list-item>
      </text:list>
      <text:list xml:id="list61463802" text:style-name="LS2">
        <text:list-item>
          <text:p text:style-name="P14"><text:span text:style-name="T5">weder</text:span><text:span text:style-name="T5"> </text:span><text:span text:style-name="T5">die</text:span><text:span text:style-name="T5"> </text:span><text:span text:style-name="T5">Mentoren</text:span><text:span text:style-name="T5"> </text:span><text:span text:style-name="T5">noch</text:span><text:span text:style-name="T5"> </text:span><text:span text:style-name="T5">der</text:span><text:span text:style-name="T5"> </text:span><text:span text:style-name="T5">Veranstalter</text:span><text:span text:style-name="T5"> </text:span><text:span text:style-name="T5">für</text:span><text:span text:style-name="T5"> </text:span><text:span text:style-name="T5">irgendwelche</text:span><text:span text:style-name="T5"> </text:span><text:span text:style-name="T5">Schäden</text:span><text:span text:style-name="T5"> </text:span><text:span text:style-name="T5">oder</text:span><text:span text:style-name="T5"> </text:span><text:span text:style-name="T5">Verluste</text:span><text:span text:style-name="T5"> </text:span><text:span text:style-name="T5">haften</text:span><text:span text:style-name="T5">, </text:span><text:span text:style-name="T5">die</text:span><text:span text:style-name="T5"> </text:span><text:span text:style-name="T5">sich</text:span><text:span text:style-name="T5"> </text:span><text:span text:style-name="T5">direkt</text:span><text:span text:style-name="T5"> </text:span><text:span text:style-name="T5">oder</text:span><text:span text:style-name="T5"> </text:span><text:span text:style-name="T5">indirekt</text:span><text:span text:style-name="T5"> </text:span><text:span text:style-name="T5">aus</text:span><text:span text:style-name="T5"> </text:span><text:span text:style-name="T5">den</text:span><text:span text:style-name="T5"> </text:span><text:span text:style-name="T5">Ratschlägen</text:span><text:span text:style-name="T5"> </text:span><text:span text:style-name="T5">und</text:span><text:span text:style-name="T5"> </text:span><text:span text:style-name="T5">Instruktionen</text:span><text:span text:style-name="T5">, </text:span><text:span text:style-name="T5">oder</text:span><text:span text:style-name="T5"> </text:span><text:span text:style-name="T5">dem</text:span><text:span text:style-name="T5"> </text:span><text:span text:style-name="T5">Ausbleiben</text:span><text:span text:style-name="T5"> </text:span><text:span text:style-name="T5">von</text:span><text:span text:style-name="T5"> </text:span><text:span text:style-name="T5">Ratschlägen</text:span><text:span text:style-name="T5"> </text:span><text:span text:style-name="T5">und</text:span><text:span text:style-name="T5"> </text:span><text:span text:style-name="T5">Instruktionen</text:span><text:span text:style-name="T5">, </text:span><text:span text:style-name="T5">der</text:span><text:span text:style-name="T5"> </text:span><text:span text:style-name="T5">Mentoren</text:span><text:span text:style-name="T5"> </text:span><text:span text:style-name="T5">ergeben</text:span><text:span text:style-name="T5">, </text:span><text:span text:style-name="T5">es</text:span><text:span text:style-name="T5"> </text:span><text:span text:style-name="T5">sei</text:span><text:span text:style-name="T5"> </text:span><text:span text:style-name="T5">denn</text:span><text:span text:style-name="T5">, </text:span><text:span text:style-name="T5">der</text:span><text:span text:style-name="T5"> </text:span><text:span text:style-name="T5">Schaden</text:span><text:span text:style-name="T5"> </text:span><text:span text:style-name="T5">wurde</text:span><text:span text:style-name="T5"> </text:span><text:span text:style-name="T5">grob</text:span><text:span text:style-name="T5"> </text:span><text:span text:style-name="T5">fahrlässig</text:span><text:span text:style-name="T5"> </text:span><text:span text:style-name="T5">oder</text:span><text:span text:style-name="T5"> </text:span><text:span text:style-name="T5">vorsätzlich</text:span><text:span text:style-name="T5"> </text:span><text:span text:style-name="T5">hervorgerufen</text:span><text:span text:style-name="T5">. </text:span></text:p>
        </text:list-item>
      </text:list>
      <text:list xml:id="list1542638875" text:style-name="LS3">
        <text:list-item>
          <text:p text:style-name="P15"><text:span text:style-name="T5">mein</text:span><text:span text:style-name="T5"> </text:span><text:span text:style-name="T5">Kind</text:span><text:span text:style-name="T5"> - </text:span><text:span text:style-name="T5">und</text:span><text:span text:style-name="T5"> </text:span><text:span text:style-name="T5">gegebenenfalls</text:span><text:span text:style-name="T5"> </text:span><text:span text:style-name="T5">ich</text:span><text:span text:style-name="T5"> </text:span><text:span text:style-name="T5">selbst</text:span><text:span text:style-name="T5"> - </text:span><text:span text:style-name="T5">an</text:span><text:span text:style-name="T5"> </text:span><text:span text:style-name="T5">diesem</text:span><text:span text:style-name="T5"> </text:span><text:span text:style-name="T5">Workshop</text:span><text:span text:style-name="T5"> </text:span><text:span text:style-name="T5">freiwillig</text:span><text:span text:style-name="T5"> </text:span><text:span text:style-name="T5">und</text:span><text:span text:style-name="T5"> </text:span><text:span text:style-name="T5">auf</text:span><text:span text:style-name="T5"> </text:span><text:span text:style-name="T5">eigenes</text:span><text:span text:style-name="T5"> </text:span><text:span text:style-name="T5">Risiko</text:span><text:span text:style-name="T5"> </text:span><text:span text:style-name="T5">teilnehmen</text:span><text:span text:style-name="T5">. </text:span><text:span text:style-name="T5">Wir</text:span><text:span text:style-name="T5"> </text:span><text:span text:style-name="T5">entscheiden</text:span><text:span text:style-name="T5"> </text:span><text:span text:style-name="T5">selbst</text:span><text:span text:style-name="T5">, </text:span><text:span text:style-name="T5">ob</text:span><text:span text:style-name="T5"> </text:span><text:span text:style-name="T5">wir</text:span><text:span text:style-name="T5"> </text:span><text:span text:style-name="T5">den</text:span><text:span text:style-name="T5"> </text:span><text:span text:style-name="T5">Hilfestellungen</text:span><text:span text:style-name="T5"> </text:span><text:span text:style-name="T5">der</text:span><text:span text:style-name="T5"> </text:span><text:span text:style-name="T5">Mentoren</text:span><text:span text:style-name="T5"> </text:span><text:span text:style-name="T5">folgen</text:span><text:span text:style-name="T5"> </text:span><text:span text:style-name="T5">oder</text:span><text:span text:style-name="T5"> </text:span><text:span text:style-name="T5">nicht</text:span><text:span text:style-name="T5">. </text:span><text:span text:style-name="T5">Eine</text:span><text:span text:style-name="T5"> </text:span><text:span text:style-name="T5">Haftung</text:span><text:span text:style-name="T5"> </text:span><text:span text:style-name="T5">der</text:span><text:span text:style-name="T5"> </text:span><text:span text:style-name="T5">Veranstalter</text:span><text:span text:style-name="T5"> </text:span><text:span text:style-name="T5">oder</text:span><text:span text:style-name="T5"> </text:span><text:span text:style-name="T5">der</text:span><text:span text:style-name="T5"> </text:span><text:span text:style-name="T5">Mentoren</text:span><text:span text:style-name="T5"> </text:span><text:span text:style-name="T5">ist</text:span><text:span text:style-name="T5"> </text:span><text:span text:style-name="T5">ausgeschlossen</text:span><text:span text:style-name="T5">. </text:span><text:span text:style-name="T5">Wenn</text:span><text:span text:style-name="T5"> </text:span><text:span text:style-name="T5">beispielsweise</text:span><text:span text:style-name="T5"> </text:span><text:span text:style-name="T5">der</text:span><text:span text:style-name="T5"> </text:span><text:span text:style-name="T5">mitgebrachte</text:span><text:span text:style-name="T5"> </text:span><text:span text:style-name="T5">Computer</text:span><text:span text:style-name="T5"> </text:span><text:span text:style-name="T5">auf</text:span><text:span text:style-name="T5"> </text:span><text:span text:style-name="T5">Grund</text:span><text:span text:style-name="T5"> </text:span><text:span text:style-name="T5">von</text:span><text:span text:style-name="T5"> </text:span><text:span text:style-name="T5">aus</text:span><text:span text:style-name="T5"> </text:span><text:span text:style-name="T5">dem</text:span><text:span text:style-name="T5"> </text:span><text:span text:style-name="T5">Internet</text:span><text:span text:style-name="T5"> </text:span><text:span text:style-name="T5">geladener</text:span><text:span text:style-name="T5"> </text:span><text:span text:style-name="T5">oder</text:span><text:span text:style-name="T5"> </text:span><text:span text:style-name="T5">zur</text:span><text:span text:style-name="T5"> </text:span><text:span text:style-name="T5">Verfügung</text:span><text:span text:style-name="T5"> </text:span><text:span text:style-name="T5">gestellter</text:span><text:span text:style-name="T5"> </text:span><text:span text:style-name="T5">Software</text:span><text:span text:style-name="T5"> </text:span><text:span text:style-name="T5">abstürzt</text:span><text:span text:style-name="T5"> </text:span><text:span text:style-name="T5">oder</text:span><text:span text:style-name="T5"> </text:span><text:span text:style-name="T5">anderen</text:span><text:span text:style-name="T5"> </text:span><text:span text:style-name="T5">Schaden</text:span><text:span text:style-name="T5"> </text:span><text:span text:style-name="T5">nimmt</text:span><text:span text:style-name="T5">, </text:span><text:span text:style-name="T5">dann</text:span><text:span text:style-name="T5"> </text:span><text:span text:style-name="T5">tragen</text:span><text:span text:style-name="T5"> </text:span><text:span text:style-name="T5">wir</text:span><text:span text:style-name="T5"> </text:span><text:span text:style-name="T5">als</text:span><text:span text:style-name="T5"> </text:span><text:span text:style-name="T5">Teilnehmer</text:span><text:span text:style-name="T5"> </text:span><text:span text:style-name="T5">die</text:span><text:span text:style-name="T5"> </text:span><text:span text:style-name="T5">volle</text:span><text:span text:style-name="T5"> </text:span><text:span text:style-name="T5">Verantwortung</text:span><text:span text:style-name="T5">. </text:span><text:span text:style-name="T5">Weder</text:span><text:span text:style-name="T5"> </text:span><text:span text:style-name="T5">beim</text:span><text:span text:style-name="T5"> </text:span><text:span text:style-name="T5">Veranstalter</text:span><text:span text:style-name="T5"> </text:span><text:span text:style-name="T5">noch</text:span><text:span text:style-name="T5"> </text:span><text:span text:style-name="T5">bei</text:span><text:span text:style-name="T5"> </text:span><text:span text:style-name="T5">den</text:span><text:span text:style-name="T5"> </text:span><text:span text:style-name="T5">Mentoren</text:span><text:span text:style-name="T5"> </text:span><text:span text:style-name="T5">kann</text:span><text:span text:style-name="T5"> </text:span><text:span text:style-name="T5">Schadenersatz</text:span><text:span text:style-name="T5"> </text:span><text:span text:style-name="T5">geltend</text:span><text:span text:style-name="T5"> </text:span><text:span text:style-name="T5">gemacht</text:span><text:span text:style-name="T5"> </text:span><text:span text:style-name="T5">werden</text:span><text:span text:style-name="T5">.</text:span></text:p>
        </text:list-item>
      </text:list>
      <text:p text:style-name="P8"><text:s/></text:p>
      <text:p text:style-name="P8"><text:s/></text:p>
      <text:p text:style-name="P4"><text:span text:style-name="T3">VERANTWORTLICHKEITEN</text:span><text:span text:style-name="T3"> </text:span><text:span text:style-name="T3">DER</text:span><text:span text:style-name="T3"> </text:span><text:span text:style-name="T3">TEILNEHMER</text:span><text:span text:style-name="T3">: </text:span><text:span text:style-name="T6">Jedes</text:span><text:span text:style-name="T6"> </text:span><text:span text:style-name="T6">bis</text:span><text:span text:style-name="T6"> </text:span><text:span text:style-name="T6">zu</text:span><text:span text:style-name="T6"> </text:span><text:span text:style-name="T6">zehnjährige</text:span><text:span text:style-name="T6"> </text:span><text:span text:style-name="T6">Kind</text:span><text:span text:style-name="T6"> </text:span><text:span text:style-name="T6">muss</text:span><text:span text:style-name="T6"> </text:span><text:span text:style-name="T6">von</text:span><text:span text:style-name="T6"> </text:span><text:span text:style-name="T6">einem</text:span><text:span text:style-name="T6"> </text:span><text:span text:style-name="T6">Erziehungsberechtigten</text:span><text:span text:style-name="T6"> </text:span><text:span text:style-name="T6">begleitet</text:span><text:span text:style-name="T6"> </text:span><text:span text:style-name="T6">werden</text:span><text:span text:style-name="T6">, </text:span><text:span text:style-name="T6">der</text:span><text:span text:style-name="T6"> </text:span><text:span text:style-name="T6">sich</text:span><text:span text:style-name="T6"> </text:span><text:span text:style-name="T6">für</text:span><text:span text:style-name="T6"> </text:span><text:span text:style-name="T6">das</text:span><text:span text:style-name="T6"> </text:span><text:span text:style-name="T6">Kind</text:span><text:span text:style-name="T6"> </text:span><text:span text:style-name="T6">einschreibt</text:span><text:span text:style-name="T6"> </text:span><text:span text:style-name="T6">und</text:span><text:span text:style-name="T6"> </text:span><text:span text:style-name="T6">für</text:span><text:span text:style-name="T6"> </text:span><text:span text:style-name="T6">das</text:span><text:span text:style-name="T6"> </text:span><text:span text:style-name="T6">Kind</text:span><text:span text:style-name="T6"> </text:span><text:span text:style-name="T6">während</text:span><text:span text:style-name="T6"> </text:span><text:span text:style-name="T6">der</text:span><text:span text:style-name="T6"> </text:span><text:span text:style-name="T6">Durchführung</text:span><text:span text:style-name="T6"> </text:span><text:span text:style-name="T6">des</text:span><text:span text:style-name="T6"> </text:span><text:span text:style-name="T6">CoderDojos</text:span><text:span text:style-name="T6"> </text:span><text:span text:style-name="T6">Heidelberg</text:span><text:span text:style-name="T6"> </text:span><text:span text:style-name="T6">verantwortlich</text:span><text:span text:style-name="T6"> </text:span><text:span text:style-name="T6">ist</text:span><text:span text:style-name="T6">. </text:span><text:span text:style-name="T6">Der</text:span><text:span text:style-name="T6"> </text:span><text:span text:style-name="T6">Erziehungsberechtigte</text:span><text:span text:style-name="T6"> </text:span><text:span text:style-name="T6">muss</text:span><text:span text:style-name="T6"> </text:span><text:span text:style-name="T6">während</text:span><text:span text:style-name="T6"> </text:span><text:span text:style-name="T6">der</text:span><text:span text:style-name="T6"> </text:span><text:span text:style-name="T6">gesamten</text:span><text:span text:style-name="T6"> </text:span><text:span text:style-name="T6">Zeit</text:span><text:span text:style-name="T6"> </text:span><text:span text:style-name="T6">der</text:span><text:span text:style-name="T6"> </text:span><text:span text:style-name="T6">Durchführung</text:span><text:span text:style-name="T6"> </text:span><text:span text:style-name="T6">der</text:span><text:span text:style-name="T6"> </text:span><text:span text:style-name="T6">Veranstaltung</text:span><text:span text:style-name="T6"> </text:span><text:span text:style-name="T6">anwesend</text:span><text:span text:style-name="T6"> </text:span><text:span text:style-name="T6">sein</text:span><text:span text:style-name="T6">, </text:span><text:span text:style-name="T6">Ausnahmen</text:span><text:span text:style-name="T6"> </text:span><text:span text:style-name="T6">sind</text:span><text:span text:style-name="T6"> </text:span><text:span text:style-name="T6">nicht</text:span><text:span text:style-name="T6"> </text:span><text:span text:style-name="T6">gestattet</text:span><text:span text:style-name="T6">.</text:span></text:p>
      <text:p text:style-name="P5"/>
      <text:p text:style-name="P4"><text:span text:style-name="T6">Es</text:span><text:span text:style-name="T6"> </text:span><text:span text:style-name="T6">liegt</text:span><text:span text:style-name="T6"> </text:span><text:span text:style-name="T6">in</text:span><text:span text:style-name="T6"> </text:span><text:span text:style-name="T6">der</text:span><text:span text:style-name="T6"> </text:span><text:span text:style-name="T6">Verantwortung</text:span><text:span text:style-name="T6"> </text:span><text:span text:style-name="T6">der</text:span><text:span text:style-name="T6"> </text:span><text:span text:style-name="T6">Eltern</text:span><text:span text:style-name="T6">/</text:span><text:span text:style-name="T6">Erziehungsberechtigten</text:span><text:span text:style-name="T6">, </text:span><text:span text:style-name="T6">die</text:span><text:span text:style-name="T6"> </text:span><text:span text:style-name="T6">angemessene</text:span><text:span text:style-name="T6"> </text:span><text:span text:style-name="T6">Beaufsichtigung</text:span><text:span text:style-name="T6"> </text:span><text:span text:style-name="T6">aller</text:span><text:span text:style-name="T6"> </text:span><text:span text:style-name="T6">Kinder</text:span><text:span text:style-name="T6"> </text:span><text:span text:style-name="T6">und</text:span><text:span text:style-name="T6"> </text:span><text:span text:style-name="T6">Jugendlichen</text:span><text:span text:style-name="T6"> </text:span><text:span text:style-name="T6">in</text:span><text:span text:style-name="T6"> </text:span><text:span text:style-name="T6">der</text:span><text:span text:style-name="T6"> </text:span><text:span text:style-name="T6">Gruppe</text:span><text:span text:style-name="T6"> </text:span><text:span text:style-name="T6">der</text:span><text:span text:style-name="T6"> 11 </text:span><text:span text:style-name="T6">bis</text:span><text:span text:style-name="T6"> 18 </text:span><text:span text:style-name="T6">Jährigen</text:span><text:span text:style-name="T6"> </text:span><text:span text:style-name="T6">sicherzustellen</text:span><text:span text:style-name="T6">. </text:span><text:span text:style-name="T6">Das</text:span><text:span text:style-name="T6"> </text:span><text:span text:style-name="T6">CoderDojo</text:span><text:span text:style-name="T6"> </text:span><text:span text:style-name="T6">Heidelberg</text:span><text:span text:style-name="T6"> </text:span><text:span text:style-name="T6">übernimmt</text:span><text:span text:style-name="T6"> </text:span><text:span text:style-name="T6">keinerlei</text:span><text:span text:style-name="T6"> </text:span><text:span text:style-name="T6">Haftung</text:span><text:span text:style-name="T6"> </text:span><text:span text:style-name="T6">oder</text:span><text:span text:style-name="T6"> </text:span><text:span text:style-name="T6">andere</text:span><text:span text:style-name="T6"> </text:span><text:span text:style-name="T6">Verantwortung</text:span><text:span text:style-name="T6"> </text:span><text:span text:style-name="T6">für</text:span><text:span text:style-name="T6"> </text:span><text:span text:style-name="T6">die</text:span><text:span text:style-name="T6"> </text:span><text:span text:style-name="T6">Kinder</text:span><text:span text:style-name="T6">; </text:span><text:span text:style-name="T6">derlei</text:span><text:span text:style-name="T6"> </text:span><text:span text:style-name="T6">Verantwortung</text:span><text:span text:style-name="T6"> </text:span><text:span text:style-name="T6">verbleibt</text:span><text:span text:style-name="T6"> </text:span><text:span text:style-name="T6">zu</text:span><text:span text:style-name="T6"> </text:span><text:span text:style-name="T6">allen</text:span><text:span text:style-name="T6"> </text:span><text:span text:style-name="T6">Zeitpunkte</text:span><text:span text:style-name="T6"> </text:span><text:span text:style-name="T6">der</text:span><text:span text:style-name="T6"> </text:span><text:span text:style-name="T6">Durchführung</text:span><text:span text:style-name="T6"> </text:span><text:span text:style-name="T6">des</text:span><text:span text:style-name="T6"> </text:span><text:span text:style-name="T6">CoderDojos</text:span><text:span text:style-name="T6"> </text:span><text:span text:style-name="T6">Heidelberg</text:span><text:span text:style-name="T6"> </text:span><text:span text:style-name="T6">bei</text:span><text:span text:style-name="T6"> </text:span><text:span text:style-name="T6">den</text:span><text:span text:style-name="T6"> </text:span><text:span text:style-name="T6">Eltern</text:span><text:span text:style-name="T6">/</text:span><text:span text:style-name="T6">Erziehungsberechtigten</text:span><text:span text:style-name="T6">. </text:span><text:span text:style-name="T6">Die</text:span><text:span text:style-name="T6"> </text:span><text:span text:style-name="T6">teilnemenden</text:span><text:span text:style-name="T6"> </text:span><text:span text:style-name="T6">Kinder</text:span><text:span text:style-name="T6"> </text:span><text:span text:style-name="T6">haben</text:span><text:span text:style-name="T6"> </text:span><text:span text:style-name="T6">den</text:span><text:span text:style-name="T6"> </text:span><text:span text:style-name="T6">Anweisungen</text:span><text:span text:style-name="T6"> </text:span><text:span text:style-name="T6">der</text:span><text:span text:style-name="T6"> </text:span><text:span text:style-name="T6">Mentoren</text:span><text:span text:style-name="T6"> </text:span><text:span text:style-name="T6">Folge</text:span><text:span text:style-name="T6"> </text:span><text:span text:style-name="T6">zu</text:span><text:span text:style-name="T6"> </text:span><text:span text:style-name="T6">leisten</text:span><text:span text:style-name="T6">. </text:span></text:p>
      <text:p text:style-name="P6"/>
      <text:p text:style-name="P2"><text:span text:style-name="T6">Sollte</text:span><text:span text:style-name="T6"> </text:span><text:span text:style-name="T6">ein</text:span><text:span text:style-name="T6"> </text:span><text:span text:style-name="T6">unbegleitetes</text:span><text:span text:style-name="T6"> </text:span><text:span text:style-name="T6">teilnehmendes</text:span><text:span text:style-name="T6"> </text:span><text:span text:style-name="T6">Kind</text:span><text:span text:style-name="T6"> </text:span><text:span text:style-name="T6">während</text:span><text:span text:style-name="T6"> </text:span><text:span text:style-name="T6">der</text:span><text:span text:style-name="T6"> </text:span><text:span text:style-name="T6">Durchführung</text:span><text:span text:style-name="T6"> </text:span><text:span text:style-name="T6">des</text:span><text:span text:style-name="T6"> </text:span><text:span text:style-name="T6">CoderDojos</text:span><text:span text:style-name="T6"> </text:span><text:span text:style-name="T6">erkranken</text:span><text:span text:style-name="T6">, </text:span><text:span text:style-name="T6">so</text:span><text:span text:style-name="T6"> </text:span><text:span text:style-name="T6">werden</text:span><text:span text:style-name="T6"> </text:span><text:span text:style-name="T6">die</text:span><text:span text:style-name="T6"> </text:span><text:span text:style-name="T6">Mentoren</text:span><text:span text:style-name="T6"> </text:span><text:span text:style-name="T6">alle</text:span><text:span text:style-name="T6"> </text:span><text:span text:style-name="T6">Möglichkeiten</text:span><text:span text:style-name="T6"> </text:span><text:span text:style-name="T6">nutzen</text:span><text:span text:style-name="T6">, </text:span><text:span text:style-name="T6">die</text:span><text:span text:style-name="T6"> </text:span><text:span text:style-name="T6">Eltern</text:span><text:span text:style-name="T6">/</text:span><text:span text:style-name="T6">Erziehungsberechtigten</text:span><text:span text:style-name="T6"> </text:span><text:span text:style-name="T6">zu</text:span><text:span text:style-name="T6"> </text:span><text:span text:style-name="T6">verständigen</text:span><text:span text:style-name="T6">, </text:span><text:span text:style-name="T6">damit</text:span><text:span text:style-name="T6"> </text:span><text:span text:style-name="T6">dem</text:span><text:span text:style-name="T6"> </text:span><text:span text:style-name="T6">Kind</text:span><text:span text:style-name="T6"> </text:span><text:span text:style-name="T6">angemessene</text:span><text:span text:style-name="T6"> <text:s/></text:span><text:span text:style-name="T6">medizinischeHilfe</text:span><text:span text:style-name="T6"> </text:span><text:span text:style-name="T6">zukommen</text:span><text:span text:style-name="T6"> </text:span><text:span text:style-name="T6">kann</text:span><text:span text:style-name="T6">. </text:span><text:span text:style-name="T6">In</text:span><text:span text:style-name="T6"> </text:span><text:span text:style-name="T6">extremen</text:span><text:span text:style-name="T6"> </text:span><text:span text:style-name="T6">Fällen</text:span><text:span text:style-name="T6">, </text:span><text:span text:style-name="T6">in</text:span><text:span text:style-name="T6"> </text:span><text:span text:style-name="T6">denen</text:span><text:span text:style-name="T6"> </text:span><text:span text:style-name="T6">medizinische</text:span><text:span text:style-name="T6"> </text:span><text:span text:style-name="T6">Hilfe</text:span><text:span text:style-name="T6"> </text:span><text:span text:style-name="T6">ohne</text:span><text:span text:style-name="T6"> </text:span><text:span text:style-name="T6">zeitlichen</text:span><text:span text:style-name="T6"> </text:span><text:span text:style-name="T6">Verzug</text:span><text:span text:style-name="T6"> </text:span><text:span text:style-name="T6">notwendig</text:span><text:span text:style-name="T6"> </text:span><text:span text:style-name="T6">und</text:span><text:span text:style-name="T6"> </text:span><text:span text:style-name="T6">es</text:span><text:span text:style-name="T6"> </text:span><text:span text:style-name="T6">unmöglich</text:span><text:span text:style-name="T6"> </text:span><text:span text:style-name="T6">ist</text:span><text:span text:style-name="T6"> </text:span><text:span text:style-name="T6">den</text:span><text:span text:style-name="T6"> </text:span><text:span text:style-name="T6">o</text:span><text:span text:style-name="T6">.</text:span><text:span text:style-name="T6">g</text:span><text:span text:style-name="T6">. </text:span><text:span text:style-name="T6">genannten</text:span><text:span text:style-name="T6"> </text:span><text:span text:style-name="T6">Kontakt</text:span><text:span text:style-name="T6"> </text:span><text:span text:style-name="T6">zu</text:span><text:span text:style-name="T6"> </text:span><text:span text:style-name="T6">verständigen</text:span><text:span text:style-name="T6">, </text:span><text:span text:style-name="T6">gebe</text:span><text:span text:style-name="T6"> </text:span><text:span text:style-name="T6">ich</text:span><text:span text:style-name="T6"> </text:span><text:span text:style-name="T6">hiermit</text:span><text:span text:style-name="T6"> </text:span><text:span text:style-name="T6">den</text:span><text:span text:style-name="T6"> </text:span><text:span text:style-name="T3">Mentoren</text:span><text:span text:style-name="T6"> </text:span><text:span text:style-name="T6">das</text:span><text:span text:style-name="T6"> </text:span><text:span text:style-name="T6">Einverständnis</text:span><text:span text:style-name="T6">, </text:span><text:span text:style-name="T6">dem</text:span><text:span text:style-name="T6"> </text:span><text:span text:style-name="T6">Kind</text:span><text:span text:style-name="T6"> </text:span><text:span text:style-name="T6">die</text:span><text:span text:style-name="T6"> </text:span><text:span text:style-name="T6">notwendige</text:span><text:span text:style-name="T6"> </text:span><text:span text:style-name="T6">medizinische</text:span><text:span text:style-name="T6"> </text:span><text:span text:style-name="T6">Hilfe</text:span><text:span text:style-name="T6"> </text:span><text:span text:style-name="T6">zukommen</text:span><text:span text:style-name="T6"> </text:span><text:span text:style-name="T6">zu</text:span><text:span text:style-name="T6"> </text:span><text:span text:style-name="T6">lassen</text:span><text:span text:style-name="T6">. </text:span><text:span text:style-name="T6">Die</text:span><text:span text:style-name="T6"> </text:span><text:span text:style-name="T6">Mentoren</text:span><text:span text:style-name="T6"> </text:span><text:span text:style-name="T6">und</text:span><text:span text:style-name="T6"> </text:span><text:span text:style-name="T6">der</text:span><text:span text:style-name="T6"> </text:span><text:span text:style-name="T6">Veranstalter</text:span><text:span text:style-name="T6"> </text:span><text:span text:style-name="T6">werden</text:span><text:span text:style-name="T6"> </text:span><text:span text:style-name="T6">von</text:span><text:span text:style-name="T6"> </text:span><text:span text:style-name="T6">der</text:span><text:span text:style-name="T6"> </text:span><text:span text:style-name="T6">Haftung</text:span><text:span text:style-name="T6"> </text:span><text:span text:style-name="T6">für</text:span><text:span text:style-name="T6"> </text:span><text:span text:style-name="T6">Schäden</text:span><text:span text:style-name="T6"> </text:span><text:span text:style-name="T6">durch</text:span><text:span text:style-name="T6"> </text:span><text:span text:style-name="T6">Notfallmaßnahmen</text:span><text:span text:style-name="T6"> </text:span><text:span text:style-name="T6">ausgeschlossen</text:span><text:span text:style-name="T6">.</text:span></text:p>
      <text:p text:style-name="P7"/>
      <text:p text:style-name="P3"><text:span text:style-name="T7">Wir</text:span><text:span text:style-name="T7"> </text:span><text:span text:style-name="T7">stimmen</text:span><text:span text:style-name="T7"> </text:span><text:span text:style-name="T7">hiermit</text:span><text:span text:style-name="T7"> </text:span><text:span text:style-name="T7">der</text:span><text:span text:style-name="T7"> </text:span><text:span text:style-name="T7">Teilnahme</text:span><text:span text:style-name="T7"> </text:span><text:span text:style-name="T7">zu</text:span><text:span text:style-name="T7"> </text:span><text:span text:style-name="T7">obigen</text:span><text:span text:style-name="T7"> </text:span><text:span text:style-name="T7">Bedingungen</text:span><text:span text:style-name="T7"> </text:span><text:span text:style-name="T7">zu</text:span><text:span text:style-name="T7">.</text:span></text:p>
      <text:p text:style-name="P8"/>
      <text:p text:style-name="P8"/>
      <text:p text:style-name="P3"><text:span text:style-name="T5">Heidelberg</text:span><text:span text:style-name="T5">, </text:span><text:span text:style-name="T5">den</text:span><text:span text:style-name="T5"> _______________________________________</text:span></text:p>
      <text:p text:style-name="P8"/>
      <text:p text:style-name="P9"><text:span text:style-name="T5">____________________________________________________</text:span><text:span text:style-name="T6"> </text:span></text:p>
      <text:p text:style-name="P3"><text:span text:style-name="T5">Unterschrift</text:span><text:span text:style-name="T5"> </text:span><text:span text:style-name="T5">des</text:span><text:span text:style-name="T5"> </text:span><text:span text:style-name="T5">Erziehungsberechtigt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/>
    <style:font-face style:name="OpenSymbol" svg:font-family="OpenSymbol"/>
    <style:font-face style:name="Trebuchet MS" svg:font-family="'Trebuchet MS'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3pt" fo:font-weight="normal" style:font-name-asian="Trebuchet MS" style:font-size-asian="13pt" style:font-weight-asian="normal" style:font-name-complex="Trebuchet MS" style:font-size-complex="13pt" style:font-weight-complex="normal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2pt" fo:font-weight="normal" style:font-name-asian="Trebuchet MS" style:font-size-asian="12pt" style:font-weight-asian="normal" style:font-name-complex="Trebuchet MS" style:font-size-complex="12pt" style:font-weight-complex="normal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break-before="auto" fo:break-after="auto" style:writing-mode="lr-tb"/>
      <style:text-properties fo:color="#000000" style:font-name="Trebuchet MS" fo:font-size="13pt" fo:font-style="normal" style:font-name-asian="Trebuchet MS" style:font-size-asian="13pt" style:font-style-asian="normal" style:font-name-complex="Trebuchet MS" style:font-size-complex="13pt" style:font-style-complex="normal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</text:list-level-style-bullet>
      <text:list-level-style-bullet text:level="2" text:style-name="List3Level1" text:bullet-char="○">
        <style:list-level-properties text:space-before="1.905cm" text:min-label-width="0.635cm"/>
      </text:list-level-style-bullet>
      <text:list-level-style-bullet text:level="3" text:style-name="List3Level2" text:bullet-char="■">
        <style:list-level-properties text:space-before="3.492cm" text:min-label-width="0.318cm"/>
      </text:list-level-style-bullet>
      <text:list-level-style-bullet text:level="4" text:style-name="List3Level3" text:bullet-char="●">
        <style:list-level-properties text:space-before="4.445cm" text:min-label-width="0.635cm"/>
      </text:list-level-style-bullet>
      <text:list-level-style-bullet text:level="5" text:style-name="List3Level4" text:bullet-char="○">
        <style:list-level-properties text:space-before="5.715cm" text:min-label-width="0.635cm"/>
      </text:list-level-style-bullet>
      <text:list-level-style-bullet text:level="6" text:style-name="List3Level5" text:bullet-char="■">
        <style:list-level-properties text:space-before="7.302cm" text:min-label-width="0.318cm"/>
      </text:list-level-style-bullet>
      <text:list-level-style-bullet text:level="7" text:style-name="List3Level6" text:bullet-char="●">
        <style:list-level-properties text:space-before="8.255cm" text:min-label-width="0.635cm"/>
      </text:list-level-style-bullet>
      <text:list-level-style-bullet text:level="8" text:style-name="List3Level7" text:bullet-char="○">
        <style:list-level-properties text:space-before="9.525cm" text:min-label-width="0.635cm"/>
      </text:list-level-style-bullet>
      <text:list-level-style-bullet text:level="9" text:style-name="List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667cm" fo:margin-bottom="2cm" fo:margin-left="2cm" fo:margin-right="2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4.1$Unix OpenOffice.org_project/Patch 9</meta:generator>
    <dc:title/>
    <meta:initial-creator/>
    <meta:editing-cycles>2</meta:editing-cycles>
    <meta:document-statistic meta:table-count="0" meta:image-count="0" meta:object-count="0" meta:page-count="1" meta:paragraph-count="20" meta:word-count="414" meta:character-count="3259"/>
    <dc:date>2014-12-10T08:42:20</dc:date>
    <meta:editing-duration>PT00H02M32S</meta:editing-duration>
  </office:meta>
</office:document-meta>
</file>